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74.29pt" svg:y="0pt">
            <loext:p draw:notify-on-update-of-ranges="Sheet1.A1:Sheet1.D1 Sheet1.A2:Sheet1.D2 Sheet1.A3:Sheet1.D3 Sheet1.A4:Sheet1.D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46pt" svg:height="254.52pt" svg:x="477.67pt" svg:y="289.28pt">
            <loext:p draw:notify-on-update-of-ranges="Sheet1.A6:Sheet1.D6 Sheet1.A7:Sheet1.D7 Sheet1.A8:Sheet1.D8 Sheet1.A9:Sheet1.D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2.3616" calcext:value-type="float">
            <text:p>2.3616</text:p>
          </table:table-cell>
          <table:table-cell office:value-type="float" office:value="2.3545" calcext:value-type="float">
            <text:p>2.3545</text:p>
          </table:table-cell>
          <table:table-cell office:value-type="float" office:value="2.44" calcext:value-type="float">
            <text:p>2.44</text:p>
          </table:table-cell>
          <table:table-cell office:value-type="float" office:value="2.36268" calcext:value-type="float">
            <text:p>2.36268</text:p>
          </table:table-cell>
          <table:table-cell/>
          <table:table-cell office:value-type="string" calcext:value-type="string">
            <text:p>seq</text:p>
          </table:table-cell>
        </table:table-row>
        <table:table-row table:style-name="ro1">
          <table:table-cell office:value-type="float" office:value="8.01753" calcext:value-type="float">
            <text:p>8.01753</text:p>
          </table:table-cell>
          <table:table-cell office:value-type="float" office:value="3.89397" calcext:value-type="float">
            <text:p>3.89397</text:p>
          </table:table-cell>
          <table:table-cell office:value-type="float" office:value="5.04169" calcext:value-type="float">
            <text:p>5.04169</text:p>
          </table:table-cell>
          <table:table-cell office:value-type="float" office:value="3.19869" calcext:value-type="float">
            <text:p>3.19869</text:p>
          </table:table-cell>
          <table:table-cell/>
          <table:table-cell office:value-type="string" calcext:value-type="string">
            <text:p>fine</text:p>
          </table:table-cell>
        </table:table-row>
        <table:table-row table:style-name="ro1">
          <table:table-cell office:value-type="float" office:value="2.34049" calcext:value-type="float">
            <text:p>2.34049</text:p>
          </table:table-cell>
          <table:table-cell office:value-type="float" office:value="2.29994" calcext:value-type="float">
            <text:p>2.29994</text:p>
          </table:table-cell>
          <table:table-cell office:value-type="float" office:value="3.53259" calcext:value-type="float">
            <text:p>3.53259</text:p>
          </table:table-cell>
          <table:table-cell office:value-type="float" office:value="2.23003" calcext:value-type="float">
            <text:p>2.23003</text:p>
          </table:table-cell>
          <table:table-cell/>
          <table:table-cell office:value-type="string" calcext:value-type="string">
            <text:p>coarse</text:p>
          </table:table-cell>
        </table:table-row>
        <table:table-row table:style-name="ro1">
          <table:table-cell office:value-type="float" office:value="5.18148" calcext:value-type="float">
            <text:p>5.18148</text:p>
          </table:table-cell>
          <table:table-cell office:value-type="float" office:value="5.18608" calcext:value-type="float">
            <text:p>5.18608</text:p>
          </table:table-cell>
          <table:table-cell office:value-type="float" office:value="5.18912" calcext:value-type="float">
            <text:p>5.18912</text:p>
          </table:table-cell>
          <table:table-cell office:value-type="float" office:value="5.77436" calcext:value-type="float">
            <text:p>5.77436</text:p>
          </table:table-cell>
          <table:table-cell/>
          <table:table-cell office:value-type="string" calcext:value-type="string">
            <text:p>Lock-fre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.25201" calcext:value-type="float">
            <text:p>1.25201</text:p>
          </table:table-cell>
          <table:table-cell office:value-type="float" office:value="1.25353" calcext:value-type="float">
            <text:p>1.25353</text:p>
          </table:table-cell>
          <table:table-cell office:value-type="float" office:value="1.2741" calcext:value-type="float">
            <text:p>1.2741</text:p>
          </table:table-cell>
          <table:table-cell office:value-type="float" office:value="4.15039" calcext:value-type="float">
            <text:p>4.15039</text:p>
          </table:table-cell>
          <table:table-cell/>
          <table:table-cell office:value-type="string" calcext:value-type="string">
            <text:p>seq</text:p>
          </table:table-cell>
        </table:table-row>
        <table:table-row table:style-name="ro1">
          <table:table-cell office:value-type="float" office:value="2.75353" calcext:value-type="float">
            <text:p>2.75353</text:p>
          </table:table-cell>
          <table:table-cell office:value-type="float" office:value="3.73165" calcext:value-type="float">
            <text:p>3.73165</text:p>
          </table:table-cell>
          <table:table-cell office:value-type="float" office:value="3.00649" calcext:value-type="float">
            <text:p>3.00649</text:p>
          </table:table-cell>
          <table:table-cell office:value-type="float" office:value="5.18744" calcext:value-type="float">
            <text:p>5.18744</text:p>
          </table:table-cell>
          <table:table-cell/>
          <table:table-cell office:value-type="string" calcext:value-type="string">
            <text:p>fine</text:p>
          </table:table-cell>
        </table:table-row>
        <table:table-row table:style-name="ro1">
          <table:table-cell office:value-type="float" office:value="1.24323" calcext:value-type="float">
            <text:p>1.24323</text:p>
          </table:table-cell>
          <table:table-cell office:value-type="float" office:value="2.10533" calcext:value-type="float">
            <text:p>2.10533</text:p>
          </table:table-cell>
          <table:table-cell office:value-type="float" office:value="2.21806" calcext:value-type="float">
            <text:p>2.21806</text:p>
          </table:table-cell>
          <table:table-cell office:value-type="float" office:value="2.96745" calcext:value-type="float">
            <text:p>2.96745</text:p>
          </table:table-cell>
          <table:table-cell/>
          <table:table-cell office:value-type="string" calcext:value-type="string">
            <text:p>coarse</text:p>
          </table:table-cell>
        </table:table-row>
        <table:table-row table:style-name="ro1">
          <table:table-cell office:value-type="float" office:value="2.35286" calcext:value-type="float">
            <text:p>2.35286</text:p>
          </table:table-cell>
          <table:table-cell office:value-type="float" office:value="2.51585" calcext:value-type="float">
            <text:p>2.51585</text:p>
          </table:table-cell>
          <table:table-cell office:value-type="float" office:value="2.53886" calcext:value-type="float">
            <text:p>2.53886</text:p>
          </table:table-cell>
          <table:table-cell office:value-type="float" office:value="3.0971" calcext:value-type="float">
            <text:p>3.0971</text:p>
          </table:table-cell>
          <table:table-cell/>
          <table:table-cell office:value-type="string" calcext:value-type="string">
            <text:p>Lock-fr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01:00:54.183239289</meta:creation-date>
    <dc:date>2016-05-06T01:19:27.005216349</dc:date>
    <meta:editing-duration>PT8M22S</meta:editing-duration>
    <meta:editing-cycles>1</meta:editing-cycles>
    <meta:generator>LibreOffice/5.1.2.2.0$Linux_X86_64 LibreOffice_project/10m0$Build-2</meta:generator>
    <meta:document-statistic meta:table-count="1" meta:cell-count="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8cm" xlink:href=".." xlink:type="simple" chart:class="chart:line" chart:style-name="ch1">
        <chart:title svg:x="5.799cm" svg:y="0.314cm" chart:style-name="ch2">
          <text:p>1000 Random Inserts</text:p>
        </chart:title>
        <chart:legend chart:legend-position="end" svg:x="13.093cm" svg:y="3.286cm" style:legend-expansion="high" chart:style-name="ch3"/>
        <chart:plot-area chart:style-name="ch4" table:cell-range-address="Sheet1.A6:Sheet1.D9" chart:data-source-has-labels="both" svg:x="1.41cm" svg:y="1.432cm" svg:width="11.364cm" svg:height="6.308cm">
          <chartooo:coordinate-region svg:x="1.846cm" svg:y="1.671cm" svg:width="10.834cm" svg:height="5.343cm"/>
          <chart:axis chart:dimension="x" chart:name="primary-x" chart:style-name="ch5">
            <chart:title svg:x="5.897cm" svg:y="7.919cm" chart:style-name="ch6">
              <text:p>Thread Number</text:p>
            </chart:title>
          </chart:axis>
          <chart:axis chart:dimension="y" chart:name="primary-y" chart:style-name="ch5">
            <chart:title svg:x="0.451cm" svg:y="5.53cm" chart:style-name="ch7">
              <text:p>Time (in ms)</text:p>
            </chart:title>
            <chart:grid chart:style-name="ch8" chart:class="major"/>
          </chart:axis>
          <chart:series chart:style-name="ch9" chart:values-cell-range-address="Sheet1.A6:Sheet1.D6" loext:label-string="sequential" chart:class="chart:line">
            <chart:data-point chart:repeated="4"/>
          </chart:series>
          <chart:series chart:style-name="ch10" chart:values-cell-range-address="Sheet1.A7:Sheet1.D7" loext:label-string="fine" chart:class="chart:line">
            <chart:data-point chart:repeated="4"/>
          </chart:series>
          <chart:series chart:style-name="ch11" chart:values-cell-range-address="Sheet1.A8:Sheet1.D8" loext:label-string="coarse" chart:class="chart:line">
            <chart:data-point chart:repeated="4"/>
          </chart:series>
          <chart:series chart:style-name="ch12" chart:values-cell-range-address="Sheet1.A9:Sheet1.D9" loext:label-string="lockfree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</table:table-cell>
              <table:table-cell office:value-type="string">
                <text:p>fine</text:p>
              </table:table-cell>
              <table:table-cell office:value-type="string">
                <text:p>coarse</text:p>
              </table:table-cell>
              <table:table-cell office:value-type="string">
                <text:p>lockfree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25201">
                <text:p>1.25201</text:p>
                <draw:g>
                  <svg:desc>Sheet1.A6:Sheet1.D6</svg:desc>
                </draw:g>
              </table:table-cell>
              <table:table-cell office:value-type="float" office:value="2.75353">
                <text:p>2.75353</text:p>
                <draw:g>
                  <svg:desc>Sheet1.A7:Sheet1.D7</svg:desc>
                </draw:g>
              </table:table-cell>
              <table:table-cell office:value-type="float" office:value="1.24323">
                <text:p>1.24323</text:p>
                <draw:g>
                  <svg:desc>Sheet1.A8:Sheet1.D8</svg:desc>
                </draw:g>
              </table:table-cell>
              <table:table-cell office:value-type="float" office:value="2.35286">
                <text:p>2.35286</text:p>
                <draw:g>
                  <svg:desc>Sheet1.A9:Sheet1.D9</svg:desc>
                </draw:g>
              </table:table-cell>
            </table:table-row>
            <table:table-row>
              <table:table-cell office:value-type="string"/>
              <table:table-cell office:value-type="float" office:value="1.25353">
                <text:p>1.25353</text:p>
              </table:table-cell>
              <table:table-cell office:value-type="float" office:value="3.73165">
                <text:p>3.73165</text:p>
              </table:table-cell>
              <table:table-cell office:value-type="float" office:value="2.10533">
                <text:p>2.10533</text:p>
              </table:table-cell>
              <table:table-cell office:value-type="float" office:value="2.51585">
                <text:p>2.51585</text:p>
              </table:table-cell>
            </table:table-row>
            <table:table-row>
              <table:table-cell office:value-type="string"/>
              <table:table-cell office:value-type="float" office:value="1.2741">
                <text:p>1.2741</text:p>
              </table:table-cell>
              <table:table-cell office:value-type="float" office:value="3.00649">
                <text:p>3.00649</text:p>
              </table:table-cell>
              <table:table-cell office:value-type="float" office:value="2.21806">
                <text:p>2.21806</text:p>
              </table:table-cell>
              <table:table-cell office:value-type="float" office:value="2.53886">
                <text:p>2.53886</text:p>
              </table:table-cell>
            </table:table-row>
            <table:table-row>
              <table:table-cell office:value-type="string"/>
              <table:table-cell office:value-type="float" office:value="4.15039">
                <text:p>4.15039</text:p>
              </table:table-cell>
              <table:table-cell office:value-type="float" office:value="5.18744">
                <text:p>5.18744</text:p>
              </table:table-cell>
              <table:table-cell office:value-type="float" office:value="2.96745">
                <text:p>2.96745</text:p>
              </table:table-cell>
              <table:table-cell office:value-type="float" office:value="3.0971">
                <text:p>3.09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9cm" svg:y="0.315cm" chart:style-name="ch2">
          <text:p>1000 Consecutive Inserts</text:p>
        </chart:title>
        <chart:legend chart:legend-position="end" svg:x="13.095cm" svg:y="3.296cm" style:legend-expansion="high" chart:style-name="ch3"/>
        <chart:plot-area chart:style-name="ch4" table:cell-range-address="Sheet1.A1:Sheet1.D4" chart:data-source-has-labels="both" svg:x="1.411cm" svg:y="1.434cm" svg:width="11.364cm" svg:height="6.325cm">
          <chartooo:coordinate-region svg:x="1.847cm" svg:y="1.673cm" svg:width="10.834cm" svg:height="5.36cm"/>
          <chart:axis chart:dimension="x" chart:name="primary-x" chart:style-name="ch5">
            <chart:title svg:x="5.898cm" svg:y="7.939cm" chart:style-name="ch6">
              <text:p>Thread Number</text:p>
            </chart:title>
          </chart:axis>
          <chart:axis chart:dimension="y" chart:name="primary-y" chart:style-name="ch5">
            <chart:title svg:x="0.451cm" svg:y="5.54cm" chart:style-name="ch7">
              <text:p>Time (in ms)</text:p>
            </chart:title>
            <chart:grid chart:style-name="ch8" chart:class="major"/>
          </chart:axis>
          <chart:series chart:style-name="ch9" chart:values-cell-range-address="Sheet1.A1:Sheet1.D1" loext:label-string="sequential" chart:class="chart:line">
            <chart:data-point chart:repeated="4"/>
          </chart:series>
          <chart:series chart:style-name="ch10" chart:values-cell-range-address="Sheet1.A2:Sheet1.D2" loext:label-string="fine" chart:class="chart:line">
            <chart:data-point chart:repeated="4"/>
          </chart:series>
          <chart:series chart:style-name="ch11" chart:values-cell-range-address="Sheet1.A3:Sheet1.D3" loext:label-string="coarse" chart:class="chart:line">
            <chart:data-point chart:repeated="4"/>
          </chart:series>
          <chart:series chart:style-name="ch12" chart:values-cell-range-address="Sheet1.A4:Sheet1.D4" loext:label-string="lockfree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</table:table-cell>
              <table:table-cell office:value-type="string">
                <text:p>fine</text:p>
              </table:table-cell>
              <table:table-cell office:value-type="string">
                <text:p>coarse</text:p>
              </table:table-cell>
              <table:table-cell office:value-type="string">
                <text:p>lockfree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.3616">
                <text:p>2.3616</text:p>
                <draw:g>
                  <svg:desc>Sheet1.A1:Sheet1.D1</svg:desc>
                </draw:g>
              </table:table-cell>
              <table:table-cell office:value-type="float" office:value="8.01753">
                <text:p>8.01753</text:p>
                <draw:g>
                  <svg:desc>Sheet1.A2:Sheet1.D2</svg:desc>
                </draw:g>
              </table:table-cell>
              <table:table-cell office:value-type="float" office:value="2.34049">
                <text:p>2.34049</text:p>
                <draw:g>
                  <svg:desc>Sheet1.A3:Sheet1.D3</svg:desc>
                </draw:g>
              </table:table-cell>
              <table:table-cell office:value-type="float" office:value="5.18148">
                <text:p>5.18148</text:p>
                <draw:g>
                  <svg:desc>Sheet1.A4:Sheet1.D4</svg:desc>
                </draw:g>
              </table:table-cell>
            </table:table-row>
            <table:table-row>
              <table:table-cell office:value-type="string"/>
              <table:table-cell office:value-type="float" office:value="2.3545">
                <text:p>2.3545</text:p>
              </table:table-cell>
              <table:table-cell office:value-type="float" office:value="3.89397">
                <text:p>3.89397</text:p>
              </table:table-cell>
              <table:table-cell office:value-type="float" office:value="2.29994">
                <text:p>2.29994</text:p>
              </table:table-cell>
              <table:table-cell office:value-type="float" office:value="5.18608">
                <text:p>5.18608</text:p>
              </table:table-cell>
            </table:table-row>
            <table:table-row>
              <table:table-cell office:value-type="string"/>
              <table:table-cell office:value-type="float" office:value="2.44">
                <text:p>2.44</text:p>
              </table:table-cell>
              <table:table-cell office:value-type="float" office:value="5.04169">
                <text:p>5.04169</text:p>
              </table:table-cell>
              <table:table-cell office:value-type="float" office:value="3.53259">
                <text:p>3.53259</text:p>
              </table:table-cell>
              <table:table-cell office:value-type="float" office:value="5.18912">
                <text:p>5.18912</text:p>
              </table:table-cell>
            </table:table-row>
            <table:table-row>
              <table:table-cell office:value-type="string"/>
              <table:table-cell office:value-type="float" office:value="2.36268">
                <text:p>2.36268</text:p>
              </table:table-cell>
              <table:table-cell office:value-type="float" office:value="3.19869">
                <text:p>3.19869</text:p>
              </table:table-cell>
              <table:table-cell office:value-type="float" office:value="2.23003">
                <text:p>2.23003</text:p>
              </table:table-cell>
              <table:table-cell office:value-type="float" office:value="5.77436">
                <text:p>5.774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